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11_12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T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_12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8_26" style:family="text">
      <style:text-properties style:font-name="Verdana" fo:font-size="12pt" style:font-name-asian="Verdana" style:font-size-asian="12pt" style:font-name-complex="Verdana" style:font-size-complex="12pt"/>
    </style:style>
    <style:style style:name="T18_27" style:family="text">
      <style:text-properties style:font-name="Verdana" fo:font-size="12pt" style:font-name-asian="Verdana" style:font-size-asian="12pt" style:font-name-complex="Verdana" style:font-size-complex="12pt"/>
    </style:style>
    <style:style style:name="T18_28" style:family="text">
      <style:text-properties style:font-name="Verdana" fo:font-size="12pt" style:font-name-asian="Verdana" style:font-size-asian="12pt" style:font-name-complex="Verdana" style:font-size-complex="12pt"/>
    </style:style>
    <style:style style:name="T18_29" style:family="text">
      <style:text-properties style:font-name="Verdana" fo:font-size="12pt" style:font-name-asian="Verdana" style:font-size-asian="12pt" style:font-name-complex="Verdana" style:font-size-complex="12pt"/>
    </style:style>
    <style:style style:name="T18_30" style:family="text">
      <style:text-properties style:font-name="Verdana" fo:font-size="12pt" style:font-name-asian="Verdana" style:font-size-asian="12pt" style:font-name-complex="Verdana" style:font-size-complex="12pt"/>
    </style:style>
    <style:style style:name="T18_31" style:family="text">
      <style:text-properties style:font-name="Verdana" fo:font-size="12pt" style:font-name-asian="Verdana" style:font-size-asian="12pt" style:font-name-complex="Verdana" style:font-size-complex="12pt"/>
    </style:style>
    <style:style style:name="T18_32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21_13" style:family="text">
      <style:text-properties style:font-name="Verdana" fo:font-size="12pt" style:font-name-asian="Verdana" style:font-size-asian="12pt" style:font-name-complex="Verdana" style:font-size-complex="12pt"/>
    </style:style>
    <style:style style:name="T21_14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T26_4" style:family="text">
      <style:text-properties style:font-name="Verdana" fo:font-size="12pt" style:font-name-asian="Verdana" style:font-size-asian="12pt" style:font-name-complex="Verdana" style:font-size-complex="12pt"/>
    </style:style>
    <style:style style:name="T26_5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/>
    </style:style>
    <style:style style:name="T29_4" style:family="text">
      <style:text-properties style:font-name="Verdana" fo:font-size="12pt" style:font-name-asian="Verdana" style:font-size-asian="12pt" style:font-name-complex="Verdana" style:font-size-complex="12pt"/>
    </style:style>
    <style:style style:name="T29_5" style:family="text">
      <style:text-properties style:font-name="Verdana" fo:font-size="12pt" style:font-name-asian="Verdana" style:font-size-asian="12pt" style:font-name-complex="Verdana" style:font-size-complex="12pt"/>
    </style:style>
    <style:style style:name="T29_6" style:family="text">
      <style:text-properties style:font-name="Verdana" fo:font-size="12pt" style:font-name-asian="Verdana" style:font-size-asian="12pt" style:font-name-complex="Verdana" style:font-size-complex="12pt"/>
    </style:style>
    <style:style style:name="T29_7" style:family="text">
      <style:text-properties style:font-name="Verdana" fo:font-size="12pt" style:font-name-asian="Verdana" style:font-size-asian="12pt" style:font-name-complex="Verdana" style:font-size-complex="12pt"/>
    </style:style>
    <style:style style:name="T29_8" style:family="text">
      <style:text-properties style:font-name="Verdana" fo:font-size="12pt" style:font-name-asian="Verdana" style:font-size-asian="12pt" style:font-name-complex="Verdana" style:font-size-complex="12pt"/>
    </style:style>
    <style:style style:name="T29_9" style:family="text">
      <style:text-properties style:font-name="Verdana" fo:font-size="12pt" style:font-name-asian="Verdana" style:font-size-asian="12pt" style:font-name-complex="Verdana" style:font-size-complex="12pt"/>
    </style:style>
    <style:style style:name="T29_10" style:family="text">
      <style:text-properties style:font-name="Verdana" fo:font-size="12pt" style:font-name-asian="Verdana" style:font-size-asian="12pt" style:font-name-complex="Verdana" style:font-size-complex="12pt"/>
    </style:style>
    <style:style style:name="T29_11" style:family="text"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font-name="Verdana" fo:font-size="12pt" style:font-name-asian="Verdana" style:font-size-asian="12pt" style:font-name-complex="Verdana" style:font-size-complex="12pt"/>
    </style:style>
    <style:style style:name="T30_2" style:family="text">
      <style:text-properties style:font-name="Verdana" fo:font-size="12pt" style:font-name-asian="Verdana" style:font-size-asian="12pt" style:font-name-complex="Verdana" style:font-size-complex="12pt"/>
    </style:style>
    <style:style style:name="T30_3" style:family="text">
      <style:text-properties style:font-name="Verdana" fo:font-size="12pt" style:font-name-asian="Verdana" style:font-size-asian="12pt" style:font-name-complex="Verdana" style:font-size-complex="12pt"/>
    </style:style>
    <style:style style:name="T30_4" style:family="text">
      <style:text-properties style:font-name="Verdana" fo:font-size="12pt" style:font-name-asian="Verdana" style:font-size-asian="12pt" style:font-name-complex="Verdana" style:font-size-complex="12pt"/>
    </style:style>
    <style:style style:name="T30_5" style:family="text">
      <style:text-properties style:font-name="Verdana" fo:font-size="12pt" style:font-name-asian="Verdana" style:font-size-asian="12pt" style:font-name-complex="Verdana" style:font-size-complex="12pt"/>
    </style:style>
    <style:style style:name="T30_6" style:family="text">
      <style:text-properties style:font-name="Verdana" fo:font-size="12pt" style:font-name-asian="Verdana" style:font-size-asian="12pt" style:font-name-complex="Verdana" style:font-size-complex="12pt"/>
    </style:style>
    <style:style style:name="T30_7" style:family="text">
      <style:text-properties style:font-name="Verdana" fo:font-size="12pt" style:font-name-asian="Verdana" style:font-size-asian="12pt" style:font-name-complex="Verdana" style:font-size-complex="12pt"/>
    </style:style>
    <style:style style:name="T30_8" style:family="text">
      <style:text-properties style:font-name="Verdana" fo:font-size="12pt" style:font-name-asian="Verdana" style:font-size-asian="12pt" style:font-name-complex="Verdana" style:font-size-complex="12pt"/>
    </style:style>
    <style:style style:name="T30_9" style:family="text"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16-04-12</text:span></text:p>
      <text:p text:style-name="P4"><text:span text:style-name="T4_1">Time</text:span><text:span text:style-name="T4_2">:<text:s/>14:56</text:span></text:p>
      <text:p text:style-name="P5"><text:span text:style-name="T5_1">Facilitator</text:span><text:span text:style-name="T5_2">:<text:s/></text:span><text:span text:style-name="T5_3">Victor</text:span><text:span text:style-name="T5_4"><text:s/></text:span><text:span text:style-name="T5_5">Lindhé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/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Finish</text:span><text:span text:style-name="T9_3"><text:s/></text:span><text:span text:style-name="T9_4">the</text:span><text:span text:style-name="T9_5"><text:s/></text:span><text:span text:style-name="T9_6">game</text:span><text:span text:style-name="T9_7">.</text:span></text:p>
      <text:p text:style-name="P10"><text:span text:style-name="T10_1">Reports</text:span><text:span text:style-name="T10_2"><text:s/>(15<text:s/></text:span><text:span text:style-name="T10_3">min</text:span><text:span text:style-name="T10_4">)</text:span></text:p>
      <text:p text:style-name="P11"><text:span text:style-name="T11_1">TODO</text:span><text:span text:style-name="T11_2"><text:s/></text:span><text:span text:style-name="T11_3">list</text:span><text:span text:style-name="T11_4"><text:s/></text:span><text:span text:style-name="T11_5">from</text:span><text:span text:style-name="T11_6"><text:s/></text:span><text:span text:style-name="T11_7">last</text:span><text:span text:style-name="T11_8"><text:s/></text:span><text:span text:style-name="T11_9">meeting</text:span><text:span text:style-name="T11_10"><text:s/></text:span><text:span text:style-name="T11_11">finished</text:span><text:span text:style-name="T11_12">.</text:span></text:p>
      <text:p text:style-name="P12"><text:span text:style-name="T12_1">Design</text:span><text:span text:style-name="T12_2"><text:s/></text:span><text:span text:style-name="T12_3">model</text:span><text:span text:style-name="T12_4"><text:s/></text:span><text:span text:style-name="T12_5">progressing</text:span><text:span text:style-name="T12_6">.</text:span></text:p>
      <text:p text:style-name="P13"><text:span text:style-name="T13_1">MagellanJourney</text:span><text:span text:style-name="T13_2">,<text:s/></text:span><text:span text:style-name="T13_3">of</text:span><text:span text:style-name="T13_4"><text:s/></text:span><text:span text:style-name="T13_5">class</text:span><text:span text:style-name="T13_6"><text:s/></text:span><text:span text:style-name="T13_7">Game</text:span><text:span text:style-name="T13_8">,<text:s/></text:span><text:span text:style-name="T13_9">is</text:span><text:span text:style-name="T13_10"><text:s/></text:span><text:span text:style-name="T13_11">remade</text:span><text:span text:style-name="T13_12"><text:s/></text:span><text:span text:style-name="T13_13">once</text:span><text:span text:style-name="T13_14"><text:s/></text:span><text:span text:style-name="T13_15">more</text:span><text:span text:style-name="T13_16"><text:s/></text:span><text:span text:style-name="T13_17">and</text:span><text:span text:style-name="T13_18"><text:s/></text:span><text:span text:style-name="T13_19">is</text:span><text:span text:style-name="T13_20"><text:s/></text:span><text:span text:style-name="T13_21">now</text:span><text:span text:style-name="T13_22"><text:s/></text:span><text:span text:style-name="T13_23">understandable</text:span><text:span text:style-name="T13_24">.</text:span></text:p>
      <text:p text:style-name="P14"><text:span text:style-name="T14_1">Key</text:span><text:span text:style-name="T14_2"><text:s/></text:span><text:span text:style-name="T14_3">mappings</text:span><text:span text:style-name="T14_4"><text:s/></text:span><text:span text:style-name="T14_5">added</text:span><text:span text:style-name="T14_6"><text:s/></text:span><text:span text:style-name="T14_7">for</text:span><text:span text:style-name="T14_8"><text:s/></text:span><text:span text:style-name="T14_9">additional</text:span><text:span text:style-name="T14_10"><text:s/></text:span><text:span text:style-name="T14_11">players</text:span><text:span text:style-name="T14_12">.</text:span></text:p>
      <text:p text:style-name="P15"><text:span text:style-name="T15_1">Discussion</text:span><text:span text:style-name="T15_2"><text:s/></text:span><text:span text:style-name="T15_3">items</text:span><text:span text:style-name="T15_4"><text:s/>(35<text:s/></text:span><text:span text:style-name="T15_5">min</text:span><text:span text:style-name="T15_6">)</text:span></text:p>
      <text:p text:style-name="P16"><text:span text:style-name="T16_1">We</text:span><text:span text:style-name="T16_2"><text:s/></text:span><text:span text:style-name="T16_3">are</text:span><text:span text:style-name="T16_4"><text:s/></text:span><text:span text:style-name="T16_5">going</text:span><text:span text:style-name="T16_6"><text:s/></text:span><text:span text:style-name="T16_7">to</text:span><text:span text:style-name="T16_8"><text:s/></text:span><text:span text:style-name="T16_9">try</text:span><text:span text:style-name="T16_10"><text:s/></text:span><text:span text:style-name="T16_11">using</text:span><text:span text:style-name="T16_12"><text:s/></text:span><text:span text:style-name="T16_13">Test</text:span><text:span text:style-name="T16_14">-</text:span><text:span text:style-name="T16_15">driven</text:span><text:span text:style-name="T16_16"><text:s/></text:span><text:span text:style-name="T16_17">development</text:span><text:span text:style-name="T16_18">.</text:span></text:p>
      <text:p text:style-name="P17"><text:span text:style-name="T17_1">Start</text:span><text:span text:style-name="T17_2"><text:s/></text:span><text:span text:style-name="T17_3">adding</text:span><text:span text:style-name="T17_4"><text:s/></text:span><text:span text:style-name="T17_5">physics</text:span><text:span text:style-name="T17_6"><text:s/></text:span><text:span text:style-name="T17_7">so</text:span><text:span text:style-name="T17_8"><text:s/></text:span><text:span text:style-name="T17_9">that</text:span><text:span text:style-name="T17_10"><text:s/></text:span><text:span text:style-name="T17_11">we</text:span><text:span text:style-name="T17_12"><text:s/></text:span><text:span text:style-name="T17_13">can</text:span><text:span text:style-name="T17_14"><text:s/></text:span><text:span text:style-name="T17_15">start</text:span><text:span text:style-name="T17_16"><text:s/></text:span><text:span text:style-name="T17_17">with</text:span><text:span text:style-name="T17_18"><text:s/></text:span><text:span text:style-name="T17_19">our</text:span><text:span text:style-name="T17_20"><text:s/></text:span><text:span text:style-name="T17_21">next</text:span><text:span text:style-name="T17_22"><text:s/></text:span><text:span text:style-name="T17_23">UC</text:span><text:span text:style-name="T17_24">:<text:s/></text:span><text:span text:style-name="T17_25">Fire</text:span></text:p>
      <text:p text:style-name="P18"><text:span text:style-name="T18_1">We</text:span><text:span text:style-name="T18_2"><text:s/></text:span><text:span text:style-name="T18_3">are</text:span><text:span text:style-name="T18_4"><text:s/></text:span><text:span text:style-name="T18_5">not</text:span><text:span text:style-name="T18_6"><text:s/></text:span><text:span text:style-name="T18_7">going</text:span><text:span text:style-name="T18_8"><text:s/></text:span><text:span text:style-name="T18_9">to</text:span><text:span text:style-name="T18_10"><text:s/></text:span><text:span text:style-name="T18_11">use</text:span><text:span text:style-name="T18_12"><text:s/></text:span><text:span text:style-name="T18_13">the</text:span><text:span text:style-name="T18_14"><text:s/></text:span><text:span text:style-name="T18_15">JME</text:span><text:span text:style-name="T18_16"><text:s/></text:span><text:span text:style-name="T18_17">built</text:span><text:span text:style-name="T18_18">-</text:span><text:span text:style-name="T18_19">in</text:span><text:span text:style-name="T18_20"><text:s/></text:span><text:span text:style-name="T18_21">physics</text:span><text:span text:style-name="T18_22"><text:s/></text:span><text:span text:style-name="T18_23">package</text:span><text:span text:style-name="T18_24">.<text:s/></text:span><text:span text:style-name="T18_25">JBullet</text:span><text:span text:style-name="T18_26"><text:s/></text:span><text:span text:style-name="T18_27">will</text:span><text:span text:style-name="T18_28"><text:s/></text:span><text:span text:style-name="T18_29">be</text:span><text:span text:style-name="T18_30"><text:s/></text:span><text:span text:style-name="T18_31">used</text:span><text:span text:style-name="T18_32">.</text:span></text:p>
      <text:p text:style-name="P19"><text:span text:style-name="T19_1">Experimental</text:span><text:span text:style-name="T19_2"><text:s/></text:span><text:span text:style-name="T19_3">branch</text:span><text:span text:style-name="T19_4"><text:s/></text:span><text:span text:style-name="T19_5">will</text:span><text:span text:style-name="T19_6"><text:s/></text:span><text:span text:style-name="T19_7">be</text:span><text:span text:style-name="T19_8"><text:s/></text:span><text:span text:style-name="T19_9">merge</text:span><text:span text:style-name="T19_10"><text:s/></text:span><text:span text:style-name="T19_11">with</text:span><text:span text:style-name="T19_12"><text:s/></text:span><text:span text:style-name="T19_13">master</text:span><text:span text:style-name="T19_14">.</text:span></text:p>
      <text:p text:style-name="P20"><text:span text:style-name="T20_1">New</text:span><text:span text:style-name="T20_2"><text:s/></text:span><text:span text:style-name="T20_3">branch</text:span><text:span text:style-name="T20_4"><text:s/></text:span><text:span text:style-name="T20_5">for</text:span><text:span text:style-name="T20_6"><text:s/></text:span><text:span text:style-name="T20_7">Collision</text:span><text:span text:style-name="T20_8"><text:s/>&amp;<text:s/></text:span><text:span text:style-name="T20_9">UC</text:span><text:span text:style-name="T20_10">:<text:s/></text:span><text:span text:style-name="T20_11">Fire</text:span><text:span text:style-name="T20_12"><text:s/>?</text:span></text:p>
      <text:p text:style-name="P21"><text:span text:style-name="T21_1">New</text:span><text:span text:style-name="T21_2"><text:s/></text:span><text:span text:style-name="T21_3">branch</text:span><text:span text:style-name="T21_4"><text:s/></text:span><text:span text:style-name="T21_5">for</text:span><text:span text:style-name="T21_6"><text:s/></text:span><text:span text:style-name="T21_7">Game</text:span><text:span text:style-name="T21_8"><text:s/></text:span><text:span text:style-name="T21_9">flow</text:span><text:span text:style-name="T21_10"><text:s/>&amp;<text:s/></text:span><text:span text:style-name="T21_11">UC</text:span><text:span text:style-name="T21_12">:<text:s/></text:span><text:span text:style-name="T21_13">EndRound</text:span><text:span text:style-name="T21_14">?</text:span></text:p>
      <text:p text:style-name="P22"><text:span text:style-name="T22_1"><text:tab/></text:span></text:p>
      <text:p text:style-name="P23"><text:span text:style-name="T23_1">Outcomes</text:span><text:span text:style-name="T23_2"><text:s/></text:span><text:span text:style-name="T23_3">and</text:span><text:span text:style-name="T23_4"><text:s/></text:span><text:span text:style-name="T23_5">assignments</text:span><text:span text:style-name="T23_6"><text:s/>(5<text:s/></text:span><text:span text:style-name="T23_7">min</text:span><text:span text:style-name="T23_8">)</text:span></text:p>
      <text:p text:style-name="P24"><text:span text:style-name="T24_1">Anton</text:span><text:span text:style-name="T24_2">:<text:s/></text:span><text:span text:style-name="T24_3">Game</text:span><text:span text:style-name="T24_4"><text:s/></text:span><text:span text:style-name="T24_5">flow</text:span></text:p>
      <text:p text:style-name="P25"><text:span text:style-name="T25_1">Johannes</text:span><text:span text:style-name="T25_2">:<text:s/></text:span><text:span text:style-name="T25_3">Collision</text:span></text:p>
      <text:p text:style-name="P26"><text:span text:style-name="T26_1">John</text:span><text:span text:style-name="T26_2">:<text:s/></text:span><text:span text:style-name="T26_3">Game</text:span><text:span text:style-name="T26_4"><text:s/></text:span><text:span text:style-name="T26_5">flow</text:span></text:p>
      <text:p text:style-name="P27"><text:span text:style-name="T27_1">Victor</text:span><text:span text:style-name="T27_2">:<text:s/></text:span><text:span text:style-name="T27_3">Collision</text:span></text:p>
      <text:p text:style-name="P28"><text:span text:style-name="T28_1">Wrap</text:span><text:span text:style-name="T28_2"><text:s/></text:span><text:span text:style-name="T28_3">up</text:span></text:p>
      <text:p text:style-name="P29"><text:span text:style-name="T29_1"><text:tab/></text:span><text:span text:style-name="T29_2">Next</text:span><text:span text:style-name="T29_3"><text:s/></text:span><text:span text:style-name="T29_4">Meeting</text:span><text:span text:style-name="T29_5"><text:s/></text:span><text:span text:style-name="T29_6">IS</text:span><text:span text:style-name="T29_7"><text:s/></text:span><text:span text:style-name="T29_8">ON</text:span><text:span text:style-name="T29_9"><text:s/></text:span><text:span text:style-name="T29_10">Thursday</text:span><text:span text:style-name="T29_11">.<text:s/></text:span></text:p>
      <text:p text:style-name="P30"><text:span text:style-name="T30_1"><text:tab/></text:span><text:span text:style-name="T30_2">Johannes</text:span><text:span text:style-name="T30_3"><text:s/></text:span><text:span text:style-name="T30_4">will</text:span><text:span text:style-name="T30_5"><text:s/></text:span><text:span text:style-name="T30_6">be</text:span><text:span text:style-name="T30_7"><text:s/></text:span><text:span text:style-name="T30_8">facilitator</text:span><text:span text:style-name="T30_9">.</text:span></text:p>
      <text:p text:style-name="P31"><text:span text:style-name="T31_1"><text:tab/></text:span><text:span text:style-name="T31_2">Anton</text:span><text:span text:style-name="T31_3"><text:s/></text:span><text:span text:style-name="T31_4">will</text:span><text:span text:style-name="T31_5"><text:s/></text:span><text:span text:style-name="T31_6">be</text:span><text:span text:style-name="T31_7"><text:s/></text:span><text:span text:style-name="T31_8">secritary</text:span><text:span text:style-name="T31_9">.<text:s/></text:span></text:p>
      <text:p text:style-name="P32"><text:span text:style-name="T32_1"><text:tab/></text:span><text:span text:style-name="T32_2">John</text:span><text:span text:style-name="T32_3"><text:s/></text:span><text:span text:style-name="T32_4">and</text:span><text:span text:style-name="T32_5"><text:s/></text:span><text:span text:style-name="T32_6">Victor</text:span><text:span text:style-name="T32_7"><text:s/></text:span><text:span text:style-name="T32_8">will</text:span><text:span text:style-name="T32_9"><text:s/></text:span><text:span text:style-name="T32_10">be</text:span><text:span text:style-name="T32_11"><text:s/></text:span><text:span text:style-name="T32_12">attending</text:span><text:span text:style-name="T32_13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